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8" table:default-cell-style-name="ce4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V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V4];&quot;X&quot; )"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V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V6];&quot;X&quot; )" office:value-type="float" office:value="17" calcext:value-type="float">
            <text:p>17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V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V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V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V10];&quot;X&quot; )" office:value-type="float" office:value="17" calcext:value-type="float">
            <text:p>17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V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V12];&quot;X&quot; )" office:value-type="float" office:value="15" calcext:value-type="float">
            <text:p>15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V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V14];&quot;X&quot; )" office:value-type="float" office:value="11" calcext:value-type="float">
            <text:p>11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V15];&quot;X&quot; )"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V16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V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V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V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V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V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V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V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V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V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V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V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V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V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V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V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V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V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V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V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V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V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V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V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V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V41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V42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V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V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V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V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V47];&quot;X&quot; )"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V4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V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V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V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V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V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V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V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V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V57];&quot;X&quot; )"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V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V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V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V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V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V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4:.V64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5:.V65];&quot;X&quot; )" office:value-type="float" office:value="13" calcext:value-type="float">
            <text:p>13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6:.V66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7:.V67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8:.V68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9:.V69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0:.V7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1:.V71];&quot;X&quot; 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2:.V7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3:.V73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4:.V74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5:.V7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6:.V76];&quot;X&quot; )" office:value-type="float" office:value="9" calcext:value-type="float">
            <text:p>9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7:.V77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8:.V7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9:.V79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0:.V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1:.V81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2:.V82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3:.V83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4:.V84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5:.V85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6:.V86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7:.V87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8:.V8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9:.V8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0:.V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1:.V91];&quot;X&quot; 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2:.V9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3:.V9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4:.V9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5:.V95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6:.V9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7:.V9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8:.V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9:.V9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0:.V10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1:.V10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2:.V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3:.V10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4:.V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5:.V105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6:.V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7:.V10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6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08:.V10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7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09:.V10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V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V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2:.V11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3:.V113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4:.V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5:.V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6:.V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7:.V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18:.V11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1:17:02.730956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07-12T16:31:13.710946217</dc:date>
    <meta:editing-duration>P1DT19H23M55S</meta:editing-duration>
    <meta:editing-cycles>45</meta:editing-cycles>
    <meta:generator>LibreOffice/6.4.7.2$Linux_X86_64 LibreOffice_project/40$Build-2</meta:generator>
    <meta:document-statistic meta:table-count="2" meta:cell-count="897" meta:object-count="0"/>
  </office:meta>
</office:document-meta>
</file>